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9abac" officeooo:paragraph-rsid="0009abac"/>
    </style:style>
    <style:style style:name="P2" style:family="paragraph" style:parent-style-name="Standard">
      <style:text-properties officeooo:rsid="000a8b47" officeooo:paragraph-rsid="000a8b47"/>
    </style:style>
    <style:style style:name="P3" style:family="paragraph" style:parent-style-name="Standard">
      <style:text-properties officeooo:paragraph-rsid="000a8b47"/>
    </style:style>
    <style:style style:name="P4" style:family="paragraph" style:parent-style-name="Standard">
      <style:paragraph-properties fo:padding="0.049cm" fo:border="0.06pt solid #000000" style:shadow="none"/>
      <style:text-properties officeooo:rsid="0009abac" officeooo:paragraph-rsid="0009abac"/>
    </style:style>
    <style:style style:name="P5" style:family="paragraph" style:parent-style-name="Standard">
      <style:paragraph-properties fo:padding="0.049cm" fo:border="0.06pt solid #000000" style:shadow="none"/>
      <style:text-properties officeooo:rsid="0009abac" officeooo:paragraph-rsid="0009abac"/>
    </style:style>
    <style:style style:name="P6" style:family="paragraph" style:parent-style-name="Standard">
      <style:paragraph-properties fo:padding="0.049cm" fo:border="0.06pt solid #000000" style:shadow="none"/>
      <style:text-properties officeooo:rsid="000c3425" officeooo:paragraph-rsid="000c3425"/>
    </style:style>
    <style:style style:name="P7" style:family="paragraph" style:parent-style-name="Standard">
      <style:paragraph-properties fo:padding="0.049cm" fo:border="0.06pt solid #000000" style:shadow="none"/>
      <style:text-properties officeooo:rsid="000c3425" officeooo:paragraph-rsid="000d3f40"/>
    </style:style>
    <style:style style:name="P8" style:family="paragraph" style:parent-style-name="Standard">
      <style:paragraph-properties fo:padding="0.049cm" fo:border="0.06pt solid #000000" style:shadow="none"/>
      <style:text-properties officeooo:rsid="000d3f40" officeooo:paragraph-rsid="000d3f40"/>
    </style:style>
    <style:style style:name="T1" style:family="text">
      <style:text-properties officeooo:rsid="000d3f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s le paragraphe « Généralités » du sujet, il est question d’une « station windows 10 standalone » <text:s/>que signifie le terme « standalone » dans le contexte d’utilisation des solutions « Windows ».</text:p>
      <text:p text:style-name="P1">Remarque : Rédigez vos propres phrases, concises et précises, répondant à la question posée et ne vous contentez pas d’un copier-coller d’INTERNET ce qui évitera un score élevé pour le calcul du plagiat.</text:p>
      <text:p text:style-name="P1">Cette remarque vaut pour l’ensemble des questions de ce devoir.</text:p>
      <text:p text:style-name="P1"/>
      <text:p text:style-name="P6">« Standalone », dans le contexte d'utilisation des solutions Windows, signife que l'operation va se réaliser de manière autonome, c'est à dire, dans le cas de « Station windows 10 standalone » que l'on ne nécessite pas de serveur pour installer Windows par exemple, on est donc pas dans un domain.</text:p>
      <text:p text:style-name="P7">De plus, cela signifie que le serveur fourni une authentification locale et un accès aux ressourc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>Que signifie « standalone » pour des serveurs utilisant des systèmes d’exploitation « UNIX-Like ».</text:p>
      <text:p text:style-name="P2">Remarque : sous Linux un serveur qui n’est pas « standalone » est dit « transient ».</text:p>
      <text:p text:style-name="P8">Un serveur stand alone unix est un serveur qui tourne sans arrêt et qui réagit aux requête, tel un deamon par exemple, il est indépendant et autonom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2">En conclusion, en quoi le terme « standalone » est-il différent sous Linux et Windows ?</text:p>
      <text:p text:style-name="P3"/>
      <text:p text:style-name="P1"/>
      <text:p text:style-name="P6">Le terme standalone est différent sous <text:span text:style-name="T1">Unix </text:span>et windows car <text:span text:style-name="T1">sur unix, cela ne veux pas dire qu'il n'appartient pas à un domaine, mais qu'il tourne indépendamment.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08:42:48.216177109</meta:creation-date>
    <meta:generator>LibreOffice/4.3.3.2$Linux_X86_64 LibreOffice_project/430m0$Build-2</meta:generator>
    <dc:date>2018-05-28T15:32:06.630109260</dc:date>
    <meta:editing-duration>PT12M34S</meta:editing-duration>
    <meta:editing-cycles>2</meta:editing-cycles>
    <dc:creator>Coquerant Logan</dc:creator>
    <meta:document-statistic meta:table-count="0" meta:image-count="0" meta:object-count="0" meta:page-count="1" meta:paragraph-count="10" meta:word-count="246" meta:character-count="1438" meta:non-whitespace-character-count="1200"/>
  </office:meta>
</office:document-meta>
</file>